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1.9854in"/>
    </style:style>
    <style:style style:name="co4" style:family="table-column">
      <style:table-column-properties fo:break-before="auto" style:column-width="1.7016in"/>
    </style:style>
    <style:style style:name="co5" style:family="table-column">
      <style:table-column-properties fo:break-before="auto" style:column-width="1.3874in"/>
    </style:style>
    <style:style style:name="co6" style:family="table-column">
      <style:table-column-properties fo:break-before="auto" style:column-width="1.6634in"/>
    </style:style>
    <style:style style:name="co7" style:family="table-column">
      <style:table-column-properties fo:break-before="auto" style:column-width="1.8575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dddddd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" table:style-name="ta1">
        <table:shapes>
          <draw:frame draw:z-index="0" draw:style-name="gr1" draw:text-style-name="P1" svg:width="20.4744in" svg:height="17.2894in" svg:x="11.0264in" svg:y="0.2445in">
            <draw:object draw:notify-on-update-of-ranges="tab.A6:tab.A13 tab.B2:tab.B2 tab.B6:tab.B13 tab.C2:tab.C2 tab.C6:tab.C13 tab.D2:tab.D2 tab.D6:tab.D13 tab.E2:tab.E2 tab.E6:tab.E13 tab.F2:tab.F2 tab.F6:tab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/>
          <table:table-cell table:style-name="ce3" office:value-type="string" calcext:value-type="string">
            <text:p>sign-hmac-sodiumoxide</text:p>
          </table:table-cell>
          <table:table-cell table:style-name="ce3" office:value-type="string" calcext:value-type="string">
            <text:p>sign-ed25519-sodiumoxide</text:p>
          </table:table-cell>
          <table:table-cell table:style-name="ce3" office:value-type="string" calcext:value-type="string">
            <text:p>sign-ed25519-hacl-gcc</text:p>
          </table:table-cell>
          <table:table-cell table:style-name="ce3" office:value-type="string" calcext:value-type="string">
            <text:p>sign-ed25519-ring</text:p>
          </table:table-cell>
          <table:table-cell table:style-name="ce3" office:value-type="string" calcext:value-type="string">
            <text:p>sign-ed25519-openssl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0963" calcext:value-type="float">
            <text:p>530963</text:p>
          </table:table-cell>
          <table:table-cell office:value-type="float" office:value="36245.6" calcext:value-type="float">
            <text:p>36245.6</text:p>
          </table:table-cell>
          <table:table-cell office:value-type="float" office:value="2971" calcext:value-type="float">
            <text:p>2971</text:p>
          </table:table-cell>
          <table:table-cell office:value-type="float" office:value="42023.8" calcext:value-type="float">
            <text:p>42023.8</text:p>
          </table:table-cell>
          <table:table-cell office:value-type="float" office:value="18399.2" calcext:value-type="float">
            <text:p>18399.2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4770.8" calcext:value-type="float">
            <text:p>144770.8</text:p>
          </table:table-cell>
          <table:table-cell office:value-type="float" office:value="29591.2" calcext:value-type="float">
            <text:p>29591.2</text:p>
          </table:table-cell>
          <table:table-cell office:value-type="float" office:value="3005" calcext:value-type="float">
            <text:p>3005</text:p>
          </table:table-cell>
          <table:table-cell office:value-type="float" office:value="36102.8" calcext:value-type="float">
            <text:p>36102.8</text:p>
          </table:table-cell>
          <table:table-cell office:value-type="float" office:value="17240.4" calcext:value-type="float">
            <text:p>17240.4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4646.8" calcext:value-type="float">
            <text:p>44646.8</text:p>
          </table:table-cell>
          <table:table-cell office:value-type="float" office:value="18624" calcext:value-type="float">
            <text:p>18624</text:p>
          </table:table-cell>
          <table:table-cell office:value-type="float" office:value="2783.2" calcext:value-type="float">
            <text:p>2783.2</text:p>
          </table:table-cell>
          <table:table-cell office:value-type="float" office:value="24332" calcext:value-type="float">
            <text:p>24332</text:p>
          </table:table-cell>
          <table:table-cell office:value-type="float" office:value="14368.6" calcext:value-type="float">
            <text:p>14368.6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3267.6" calcext:value-type="float">
            <text:p>23267.6</text:p>
          </table:table-cell>
          <table:table-cell office:value-type="float" office:value="12416" calcext:value-type="float">
            <text:p>12416</text:p>
          </table:table-cell>
          <table:table-cell office:value-type="float" office:value="2527.6" calcext:value-type="float">
            <text:p>2527.6</text:p>
          </table:table-cell>
          <table:table-cell office:value-type="float" office:value="16889.6" calcext:value-type="float">
            <text:p>16889.6</text:p>
          </table:table-cell>
          <table:table-cell office:value-type="float" office:value="11612.4" calcext:value-type="float">
            <text:p>11612.4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1841.4" calcext:value-type="float">
            <text:p>11841.4</text:p>
          </table:table-cell>
          <table:table-cell office:value-type="float" office:value="7476.2" calcext:value-type="float">
            <text:p>7476.2</text:p>
          </table:table-cell>
          <table:table-cell office:value-type="float" office:value="2127.6" calcext:value-type="float">
            <text:p>2127.6</text:p>
          </table:table-cell>
          <table:table-cell office:value-type="float" office:value="10445.6" calcext:value-type="float">
            <text:p>10445.6</text:p>
          </table:table-cell>
          <table:table-cell office:value-type="float" office:value="8571.4" calcext:value-type="float">
            <text:p>8571.4</text:p>
          </table:table-cell>
          <table:table-cell table:number-columns-repeated="4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985.4" calcext:value-type="float">
            <text:p>5985.4</text:p>
          </table:table-cell>
          <table:table-cell office:value-type="float" office:value="4162.6" calcext:value-type="float">
            <text:p>4162.6</text:p>
          </table:table-cell>
          <table:table-cell office:value-type="float" office:value="1635.4" calcext:value-type="float">
            <text:p>1635.4</text:p>
          </table:table-cell>
          <table:table-cell office:value-type="float" office:value="5972" calcext:value-type="float">
            <text:p>5972</text:p>
          </table:table-cell>
          <table:table-cell office:value-type="float" office:value="5602.2" calcext:value-type="float">
            <text:p>5602.2</text:p>
          </table:table-cell>
          <table:table-cell table:number-columns-repeated="4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011.2" calcext:value-type="float">
            <text:p>3011.2</text:p>
          </table:table-cell>
          <table:table-cell office:value-type="float" office:value="2194" calcext:value-type="float">
            <text:p>2194</text:p>
          </table:table-cell>
          <table:table-cell office:value-type="float" office:value="1106" calcext:value-type="float">
            <text:p>1106</text:p>
          </table:table-cell>
          <table:table-cell office:value-type="float" office:value="3198.6" calcext:value-type="float">
            <text:p>3198.6</text:p>
          </table:table-cell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511" calcext:value-type="float">
            <text:p>1511</text:p>
          </table:table-cell>
          <table:table-cell office:value-type="float" office:value="1135.2" calcext:value-type="float">
            <text:p>1135.2</text:p>
          </table:table-cell>
          <table:table-cell office:value-type="float" office:value="676.8" calcext:value-type="float">
            <text:p>676.8</text:p>
          </table:table-cell>
          <table:table-cell office:value-type="float" office:value="1660.4" calcext:value-type="float">
            <text:p>1660.4</text:p>
          </table:table-cell>
          <table:table-cell office:value-type="float" office:value="1798.4" calcext:value-type="float">
            <text:p>1798.4</text:p>
          </table:table-cell>
          <table:table-cell table:number-columns-repeated="4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742.6" calcext:value-type="float">
            <text:p>742.6</text:p>
          </table:table-cell>
          <table:table-cell office:value-type="float" office:value="560.2" calcext:value-type="float">
            <text:p>560.2</text:p>
          </table:table-cell>
          <table:table-cell office:value-type="float" office:value="377.2" calcext:value-type="float">
            <text:p>377.2</text:p>
          </table:table-cell>
          <table:table-cell office:value-type="float" office:value="843" calcext:value-type="float">
            <text:p>843</text:p>
          </table:table-cell>
          <table:table-cell office:value-type="float" office:value="943.6" calcext:value-type="float">
            <text:p>943.6</text:p>
          </table:table-cell>
          <table:table-cell table:number-columns-repeated="4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75.2" calcext:value-type="float">
            <text:p>375.2</text:p>
          </table:table-cell>
          <table:table-cell office:value-type="float" office:value="289.4" calcext:value-type="float">
            <text:p>289.4</text:p>
          </table:table-cell>
          <table:table-cell office:value-type="float" office:value="201" calcext:value-type="float">
            <text:p>201</text:p>
          </table:table-cell>
          <table:table-cell office:value-type="float" office:value="428" calcext:value-type="float">
            <text:p>428</text:p>
          </table:table-cell>
          <table:table-cell office:value-type="float" office:value="487.6" calcext:value-type="float">
            <text:p>487.6</text:p>
          </table:table-cell>
          <table:table-cell table:number-columns-repeated="4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86.8" calcext:value-type="float">
            <text:p>186.8</text:p>
          </table:table-cell>
          <table:table-cell office:value-type="float" office:value="144.6" calcext:value-type="float">
            <text:p>144.6</text:p>
          </table:table-cell>
          <table:table-cell office:value-type="float" office:value="103.6" calcext:value-type="float">
            <text:p>103.6</text:p>
          </table:table-cell>
          <table:table-cell office:value-type="float" office:value="210.6" calcext:value-type="float">
            <text:p>210.6</text:p>
          </table:table-cell>
          <table:table-cell office:value-type="float" office:value="247.2" calcext:value-type="float">
            <text:p>247.2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verify-hmac-sodiumoxide</text:p>
          </table:table-cell>
          <table:table-cell table:style-name="ce3" office:value-type="string" calcext:value-type="string">
            <text:p>verify-ed25519-sodiumoxide</text:p>
          </table:table-cell>
          <table:table-cell table:style-name="ce3" office:value-type="string" calcext:value-type="string">
            <text:p>verify-ed25519-hacl-gcc</text:p>
          </table:table-cell>
          <table:table-cell table:style-name="ce3" office:value-type="string" calcext:value-type="string">
            <text:p>verify-ed25519-ring</text:p>
          </table:table-cell>
          <table:table-cell table:style-name="ce3" office:value-type="string" calcext:value-type="string">
            <text:p>verify-ed25519-openssl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3402" calcext:value-type="float">
            <text:p>513402</text:p>
          </table:table-cell>
          <table:table-cell office:value-type="float" office:value="13475" calcext:value-type="float">
            <text:p>13475</text:p>
          </table:table-cell>
          <table:table-cell office:value-type="float" office:value="2988.2" calcext:value-type="float">
            <text:p>2988.2</text:p>
          </table:table-cell>
          <table:table-cell office:value-type="float" office:value="14306.6" calcext:value-type="float">
            <text:p>14306.6</text:p>
          </table:table-cell>
          <table:table-cell office:value-type="float" office:value="6681.8" calcext:value-type="float">
            <text:p>6681.8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3421.8" calcext:value-type="float">
            <text:p>143421.8</text:p>
          </table:table-cell>
          <table:table-cell office:value-type="float" office:value="13096.8" calcext:value-type="float">
            <text:p>13096.8</text:p>
          </table:table-cell>
          <table:table-cell office:value-type="float" office:value="2970.2" calcext:value-type="float">
            <text:p>2970.2</text:p>
          </table:table-cell>
          <table:table-cell office:value-type="float" office:value="13975" calcext:value-type="float">
            <text:p>13975</text:p>
          </table:table-cell>
          <table:table-cell office:value-type="float" office:value="6649.4" calcext:value-type="float">
            <text:p>6649.4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4407.6" calcext:value-type="float">
            <text:p>44407.6</text:p>
          </table:table-cell>
          <table:table-cell office:value-type="float" office:value="11639.6" calcext:value-type="float">
            <text:p>11639.6</text:p>
          </table:table-cell>
          <table:table-cell office:value-type="float" office:value="2853" calcext:value-type="float">
            <text:p>2853</text:p>
          </table:table-cell>
          <table:table-cell office:value-type="float" office:value="12869" calcext:value-type="float">
            <text:p>12869</text:p>
          </table:table-cell>
          <table:table-cell office:value-type="float" office:value="6427.2" calcext:value-type="float">
            <text:p>6427.2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3154.6" calcext:value-type="float">
            <text:p>23154.6</text:p>
          </table:table-cell>
          <table:table-cell office:value-type="float" office:value="10048.8" calcext:value-type="float">
            <text:p>10048.8</text:p>
          </table:table-cell>
          <table:table-cell office:value-type="float" office:value="2717.4" calcext:value-type="float">
            <text:p>2717.4</text:p>
          </table:table-cell>
          <table:table-cell office:value-type="float" office:value="11449.4" calcext:value-type="float">
            <text:p>11449.4</text:p>
          </table:table-cell>
          <table:table-cell office:value-type="float" office:value="6079.8" calcext:value-type="float">
            <text:p>6079.8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1815.4" calcext:value-type="float">
            <text:p>11815.4</text:p>
          </table:table-cell>
          <table:table-cell office:value-type="float" office:value="7803" calcext:value-type="float">
            <text:p>7803</text:p>
          </table:table-cell>
          <table:table-cell office:value-type="float" office:value="2464" calcext:value-type="float">
            <text:p>2464</text:p>
          </table:table-cell>
          <table:table-cell office:value-type="float" office:value="9380.2" calcext:value-type="float">
            <text:p>9380.2</text:p>
          </table:table-cell>
          <table:table-cell office:value-type="float" office:value="5590.4" calcext:value-type="float">
            <text:p>5590.4</text:p>
          </table:table-cell>
          <table:table-cell table:number-columns-repeated="4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971" calcext:value-type="float">
            <text:p>5971</text:p>
          </table:table-cell>
          <table:table-cell office:value-type="float" office:value="5566.2" calcext:value-type="float">
            <text:p>5566.2</text:p>
          </table:table-cell>
          <table:table-cell office:value-type="float" office:value="2086.2" calcext:value-type="float">
            <text:p>2086.2</text:p>
          </table:table-cell>
          <table:table-cell office:value-type="float" office:value="7050" calcext:value-type="float">
            <text:p>7050</text:p>
          </table:table-cell>
          <table:table-cell office:value-type="float" office:value="4749.8" calcext:value-type="float">
            <text:p>4749.8</text:p>
          </table:table-cell>
          <table:table-cell table:number-columns-repeated="4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007" calcext:value-type="float">
            <text:p>3007</text:p>
          </table:table-cell>
          <table:table-cell office:value-type="float" office:value="3494.4" calcext:value-type="float">
            <text:p>3494.4</text:p>
          </table:table-cell>
          <table:table-cell office:value-type="float" office:value="1611" calcext:value-type="float">
            <text:p>1611</text:p>
          </table:table-cell>
          <table:table-cell office:value-type="float" office:value="4656.6" calcext:value-type="float">
            <text:p>4656.6</text:p>
          </table:table-cell>
          <table:table-cell office:value-type="float" office:value="3657.2" calcext:value-type="float">
            <text:p>3657.2</text:p>
          </table:table-cell>
          <table:table-cell table:number-columns-repeated="4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498.2" calcext:value-type="float">
            <text:p>1498.2</text:p>
          </table:table-cell>
          <table:table-cell office:value-type="float" office:value="1990.8" calcext:value-type="float">
            <text:p>1990.8</text:p>
          </table:table-cell>
          <table:table-cell office:value-type="float" office:value="1094.6" calcext:value-type="float">
            <text:p>1094.6</text:p>
          </table:table-cell>
          <table:table-cell office:value-type="float" office:value="2764.6" calcext:value-type="float">
            <text:p>2764.6</text:p>
          </table:table-cell>
          <table:table-cell office:value-type="float" office:value="2472.8" calcext:value-type="float">
            <text:p>2472.8</text:p>
          </table:table-cell>
          <table:table-cell table:number-columns-repeated="4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752.8" calcext:value-type="float">
            <text:p>752.8</text:p>
          </table:table-cell>
          <table:table-cell office:value-type="float" office:value="1062.2" calcext:value-type="float">
            <text:p>1062.2</text:p>
          </table:table-cell>
          <table:table-cell office:value-type="float" office:value="669.2" calcext:value-type="float">
            <text:p>669.2</text:p>
          </table:table-cell>
          <table:table-cell office:value-type="float" office:value="1543" calcext:value-type="float">
            <text:p>1543</text:p>
          </table:table-cell>
          <table:table-cell office:value-type="float" office:value="1536.4" calcext:value-type="float">
            <text:p>1536.4</text:p>
          </table:table-cell>
          <table:table-cell table:number-columns-repeated="4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73.6" calcext:value-type="float">
            <text:p>373.6</text:p>
          </table:table-cell>
          <table:table-cell office:value-type="float" office:value="559" calcext:value-type="float">
            <text:p>559</text:p>
          </table:table-cell>
          <table:table-cell office:value-type="float" office:value="359.8" calcext:value-type="float">
            <text:p>359.8</text:p>
          </table:table-cell>
          <table:table-cell office:value-type="float" office:value="814" calcext:value-type="float">
            <text:p>814</text:p>
          </table:table-cell>
          <table:table-cell office:value-type="float" office:value="863.2" calcext:value-type="float">
            <text:p>863.2</text:p>
          </table:table-cell>
          <table:table-cell table:number-columns-repeated="4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88" calcext:value-type="float">
            <text:p>188</text:p>
          </table:table-cell>
          <table:table-cell office:value-type="float" office:value="284.8" calcext:value-type="float">
            <text:p>284.8</text:p>
          </table:table-cell>
          <table:table-cell office:value-type="float" office:value="200.8" calcext:value-type="float">
            <text:p>200.8</text:p>
          </table:table-cell>
          <table:table-cell office:value-type="float" office:value="417.6" calcext:value-type="float">
            <text:p>417.6</text:p>
          </table:table-cell>
          <table:table-cell office:value-type="float" office:value="463.2" calcext:value-type="float">
            <text:p>463.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01:34:47.015088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dc:date>2020-11-13T01:39:58.218607777</dc:date>
    <meta:editing-duration>PT8M37S</meta:editing-duration>
    <meta:editing-cycles>2</meta:editing-cycles>
    <meta:generator>LibreOffice/7.0.3.1$Linux_X86_64 LibreOffice_project/00$Build-1</meta:generator>
    <meta:document-statistic meta:table-count="1" meta:cell-count="14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7084a" draw:fill-color="#f7084a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1fefbb" draw:fill-color="#1fefbb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411f0" draw:fill-color="#c411f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2.006cm" svg:height="43.916cm" xlink:href=".." xlink:type="simple" chart:class="chart:line" chart:style-name="ch1">
        <chart:legend chart:legend-position="end" svg:x="46.587cm" svg:y="20.663cm" style:legend-expansion="high" chart:style-name="ch2"/>
        <chart:plot-area chart:style-name="ch3" table:cell-range-address="tab.A6:tab.F13 tab.B2:tab.F2" chart:data-source-has-labels="both" svg:x="1.883cm" svg:y="0.984cm" svg:width="42.539cm" svg:height="41.684cm">
          <chart:coordinate-region svg:x="3.06cm" svg:y="1.184cm" svg:width="40.712cm" svg:height="40.837cm"/>
          <chart:axis chart:dimension="x" chart:name="primary-x" chart:style-name="ch4" chartooo:axis-type="text">
            <chart:title svg:x="21.944cm" svg:y="43.356cm" chart:style-name="ch5">
              <text:p>Message length</text:p>
            </chart:title>
            <chart:categories table:cell-range-address="tab.A6:tab.A13"/>
          </chart:axis>
          <chart:axis chart:dimension="y" chart:name="primary-y" chart:style-name="ch4">
            <chart:title svg:x="0.283cm" svg:y="22.717cm" chart:style-name="ch6">
              <text:p>Throughput</text:p>
            </chart:title>
            <chart:grid chart:style-name="ch7" chart:class="major"/>
          </chart:axis>
          <chart:series chart:style-name="ch8" chart:values-cell-range-address="tab.B6:tab.B13" chart:label-cell-address="tab.B2:tab.B2" chart:class="chart:line">
            <chart:data-point chart:repeated="8"/>
          </chart:series>
          <chart:series chart:style-name="ch9" chart:values-cell-range-address="tab.C6:tab.C13" chart:label-cell-address="tab.C2:tab.C2" chart:class="chart:line">
            <chart:data-point chart:repeated="8"/>
          </chart:series>
          <chart:series chart:style-name="ch10" chart:values-cell-range-address="tab.D6:tab.D13" chart:label-cell-address="tab.D2:tab.D2" chart:class="chart:line">
            <chart:data-point chart:repeated="8"/>
          </chart:series>
          <chart:series chart:style-name="ch11" chart:values-cell-range-address="tab.E6:tab.E13" chart:label-cell-address="tab.E2:tab.E2" chart:class="chart:line">
            <chart:data-point chart:repeated="8"/>
          </chart:series>
          <chart:series chart:style-name="ch12" chart:values-cell-range-address="tab.F6:tab.F13" chart:label-cell-address="tab.F2:tab.F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gn-hmac-sodiumoxide</text:p>
                <draw:g>
                  <svg:desc>tab.B2:tab.B2</svg:desc>
                </draw:g>
              </table:table-cell>
              <table:table-cell office:value-type="string">
                <text:p>sign-ed25519-sodiumoxide</text:p>
                <draw:g>
                  <svg:desc>tab.C2:tab.C2</svg:desc>
                </draw:g>
              </table:table-cell>
              <table:table-cell office:value-type="string">
                <text:p>sign-ed25519-hacl-gcc</text:p>
                <draw:g>
                  <svg:desc>tab.D2:tab.D2</svg:desc>
                </draw:g>
              </table:table-cell>
              <table:table-cell office:value-type="string">
                <text:p>sign-ed25519-ring</text:p>
                <draw:g>
                  <svg:desc>tab.E2:tab.E2</svg:desc>
                </draw:g>
              </table:table-cell>
              <table:table-cell office:value-type="string">
                <text:p>sign-ed25519-openssl</text:p>
                <draw:g>
                  <svg:desc>tab.F2:tab.F2</svg:desc>
                </draw:g>
              </table:table-cell>
            </table:table-row>
          </table:table-header-rows>
          <table:table-rows>
            <table:table-row>
              <table:table-cell office:value-type="float" office:value="8192">
                <text:p>8192</text:p>
                <draw:g>
                  <svg:desc>tab.A6:tab.A13</svg:desc>
                </draw:g>
              </table:table-cell>
              <table:table-cell office:value-type="float" office:value="23267.6">
                <text:p>23267.6</text:p>
                <draw:g>
                  <svg:desc>tab.B6:tab.B13</svg:desc>
                </draw:g>
              </table:table-cell>
              <table:table-cell office:value-type="float" office:value="12416">
                <text:p>12416</text:p>
                <draw:g>
                  <svg:desc>tab.C6:tab.C13</svg:desc>
                </draw:g>
              </table:table-cell>
              <table:table-cell office:value-type="float" office:value="2527.6">
                <text:p>2527.6</text:p>
                <draw:g>
                  <svg:desc>tab.D6:tab.D13</svg:desc>
                </draw:g>
              </table:table-cell>
              <table:table-cell office:value-type="float" office:value="16889.6">
                <text:p>16889.6</text:p>
                <draw:g>
                  <svg:desc>tab.E6:tab.E13</svg:desc>
                </draw:g>
              </table:table-cell>
              <table:table-cell office:value-type="float" office:value="11612.4">
                <text:p>11612.4</text:p>
                <draw:g>
                  <svg:desc>tab.F6:tab.F13</svg:desc>
                </draw:g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1841.4">
                <text:p>11841.4</text:p>
              </table:table-cell>
              <table:table-cell office:value-type="float" office:value="7476.2">
                <text:p>7476.2</text:p>
              </table:table-cell>
              <table:table-cell office:value-type="float" office:value="2127.6">
                <text:p>2127.6</text:p>
              </table:table-cell>
              <table:table-cell office:value-type="float" office:value="10445.6">
                <text:p>10445.6</text:p>
              </table:table-cell>
              <table:table-cell office:value-type="float" office:value="8571.4">
                <text:p>8571.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5985.4">
                <text:p>5985.4</text:p>
              </table:table-cell>
              <table:table-cell office:value-type="float" office:value="4162.6">
                <text:p>4162.6</text:p>
              </table:table-cell>
              <table:table-cell office:value-type="float" office:value="1635.4">
                <text:p>1635.4</text:p>
              </table:table-cell>
              <table:table-cell office:value-type="float" office:value="5972">
                <text:p>5972</text:p>
              </table:table-cell>
              <table:table-cell office:value-type="float" office:value="5602.2">
                <text:p>5602.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011.2">
                <text:p>3011.2</text:p>
              </table:table-cell>
              <table:table-cell office:value-type="float" office:value="2194">
                <text:p>2194</text:p>
              </table:table-cell>
              <table:table-cell office:value-type="float" office:value="1106">
                <text:p>1106</text:p>
              </table:table-cell>
              <table:table-cell office:value-type="float" office:value="3198.6">
                <text:p>3198.6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511">
                <text:p>1511</text:p>
              </table:table-cell>
              <table:table-cell office:value-type="float" office:value="1135.2">
                <text:p>1135.2</text:p>
              </table:table-cell>
              <table:table-cell office:value-type="float" office:value="676.8">
                <text:p>676.8</text:p>
              </table:table-cell>
              <table:table-cell office:value-type="float" office:value="1660.4">
                <text:p>1660.4</text:p>
              </table:table-cell>
              <table:table-cell office:value-type="float" office:value="1798.4">
                <text:p>1798.4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742.6">
                <text:p>742.6</text:p>
              </table:table-cell>
              <table:table-cell office:value-type="float" office:value="560.2">
                <text:p>560.2</text:p>
              </table:table-cell>
              <table:table-cell office:value-type="float" office:value="377.2">
                <text:p>377.2</text:p>
              </table:table-cell>
              <table:table-cell office:value-type="float" office:value="843">
                <text:p>843</text:p>
              </table:table-cell>
              <table:table-cell office:value-type="float" office:value="943.6">
                <text:p>943.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75.2">
                <text:p>375.2</text:p>
              </table:table-cell>
              <table:table-cell office:value-type="float" office:value="289.4">
                <text:p>289.4</text:p>
              </table:table-cell>
              <table:table-cell office:value-type="float" office:value="201">
                <text:p>201</text:p>
              </table:table-cell>
              <table:table-cell office:value-type="float" office:value="428">
                <text:p>428</text:p>
              </table:table-cell>
              <table:table-cell office:value-type="float" office:value="487.6">
                <text:p>487.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86.8">
                <text:p>186.8</text:p>
              </table:table-cell>
              <table:table-cell office:value-type="float" office:value="144.6">
                <text:p>144.6</text:p>
              </table:table-cell>
              <table:table-cell office:value-type="float" office:value="103.6">
                <text:p>103.6</text:p>
              </table:table-cell>
              <table:table-cell office:value-type="float" office:value="210.6">
                <text:p>210.6</text:p>
              </table:table-cell>
              <table:table-cell office:value-type="float" office:value="247.2">
                <text:p>24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chartooo="http://openoffice.org/2010/chart" xmlns:meta="urn:oasis:names:tc:opendocument:xmlns:meta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dr3d="urn:oasis:names:tc:opendocument:xmlns:dr3d:1.0" xmlns:rpt="http://openoffice.org/2005/report" xmlns:text="urn:oasis:names:tc:opendocument:xmlns:text:1.0" xmlns:of="urn:oasis:names:tc:opendocument:xmlns:of:1.2" xmlns:ooow="http://openoffice.org/2004/writer" xmlns:ooo="http://openoffice.org/2004/office" xmlns:drawooo="http://openoffice.org/2010/draw" xmlns:xlink="http://www.w3.org/1999/xlink" xmlns:svg="urn:oasis:names:tc:opendocument:xmlns:svg-compatible:1.0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chart="urn:oasis:names:tc:opendocument:xmlns:chart:1.0" xmlns:style="urn:oasis:names:tc:opendocument:xmlns:style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